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text:bookmark-start text:name="sensors-at-noble"/>Sensors at Noble<text:bookmark-end text:name="sensors-at-noble"/></text:h>
      <text:p text:style-name="First_20_paragraph">Sensors and data logger are from METER ENVIRONMENT group, check their website for quick doubts.</text:p>
      <text:p text:style-name="Text_20_body">The data logger is a EM60G. There are 6 sensors installed: 4 5TE (moisture, temperature, and EC) and 2 TEROS 21 (water potential and temperature). The two types of sensors were installed in two close wells (1-2 feet apart) that are about the center of the ERT line (~ m 15 along the line, ~ 1 m away from the line). The 4 5TE sensors were installed at a depth of 20, 40, 60, and 80 cm. The 2 TEROS 21 were installed at a depth of 20 and 40 cm.</text:p>
      <text:h text:style-name="Heading_20_1" text:outline-level="1"><text:bookmark-start text:name="download-the-data"/>Download the data<text:bookmark-end text:name="download-the-data"/></text:h>
      <text:p text:style-name="First_20_paragraph">I think we have two options.</text:p>
      <text:p text:style-name="Text_20_body">The easiest is trying to reach the ERT laptop from the data logger, without moving the laptop so that we don’t have to play with the ERT cables. We installed the needed software on the laptop, and simply connecting the two would make it (we can access with teamviewer). I’m not sure what is the actual distance between laptop and data logger but I would say within 2 m, based on the installation details above. Thus, I think it may be worth trying either with the cable we sent you or we a new one (maybe adding an USB extension).</text:p>
      <text:p text:style-name="Text_20_body">Although secondary, the lid of the data logger cannot be closed while the micro-USB cable is connected. Even if we use this solution, we wont be able to have continuous access with teamviewer (as for the ERT).</text:p>
      <text:p text:style-name="Text_20_body">If reaching the laptop is harder than expected, here are the steps to install the software. Once in the field, we could again help with teamviewer if installed and needed.</text:p>
      <text:h text:style-name="Heading_20_3" text:outline-level="3"><text:bookmark-start text:name="install-the-software"/>Install the software<text:bookmark-end text:name="install-the-software"/></text:h>
      <text:list text:style-name="L1">
        <text:list-item>
          <text:p text:style-name="P1">Download and install “ZENTRA Utility installer” from the METER Environment website.</text:p>
          <text:list text:style-name="L2">
            <text:list-item>
              <text:p text:style-name="P2">It should be possible to open this link https://www.metergroup.com/environment/articles/buy-browse-meter-legacy-data-loggers/</text:p>
            </text:list-item>
            <text:list-item>
              <text:p text:style-name="P2">This is the page for the data logger. Under EM60 open “Manual and Software” and and click “ZENTRA Utility installer” (PC or MAC).</text:p>
            </text:list-item>
          </text:list>
        </text:list-item>
        <text:list-item>
          <text:p text:style-name="P1">Open Zentra Utility on desktop (Big White Z) and check it seems ok.</text:p>
        </text:list-item>
      </text:list>
      <text:h text:style-name="Heading_20_3" text:outline-level="3"><text:bookmark-start text:name="in-the-field"/>In the field<text:bookmark-end text:name="in-the-field"/></text:h>
      <text:list text:style-name="L3">
        <text:list-item>
          <text:p text:style-name="P3">Open Zentra.</text:p>
        </text:list-item>
        <text:list-item>
          <text:p text:style-name="P3">Connect the data logger to the laptop with a USB - microUSB cable (we shipped one with the sensors if needed),</text:p>
        </text:list-item>
        <text:list-item>
          <text:p text:style-name="P3">Select the right comport and click ‘Connect’.</text:p>
        </text:list-item>
        <text:list-item>
          <text:p text:style-name="P3">Click ‘Download’ and have the options to download the preferable range of days (start from ~ March 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meta:generator>
    <dc:title/>
    <dc:description/>
    <dc:subject/>
    <meta:keyword/>
    <meta:initial-creator/>
    <dc:creator/>
    <meta:creation-date>2020-04-06T21:37:08Z</meta:creation-date>
    <dc:date>2020-04-06T21:37:08Z</dc:date>
  </office:meta>
</office:document-meta>
</file>